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d532" officeooo:paragraph-rsid="001ed532"/>
    </style:style>
    <style:style style:name="P2" style:family="paragraph" style:parent-style-name="Text_20_body">
      <style:text-properties officeooo:rsid="001ed532" officeooo:paragraph-rsid="001ed532"/>
    </style:style>
    <style:style style:name="P3" style:family="paragraph" style:parent-style-name="Standard">
      <style:text-properties fo:font-weight="bold" officeooo:rsid="001ed532" officeooo:paragraph-rsid="001ed532" style:font-weight-asian="bold" style:font-weight-complex="bold"/>
    </style:style>
    <style:style style:name="P4" style:family="paragraph" style:parent-style-name="Standard">
      <style:text-properties fo:color="#729fcf" loext:opacity="100%" fo:font-weight="bold" officeooo:rsid="001ed532" officeooo:paragraph-rsid="001ed532" style:font-weight-asian="bold" style:font-weight-complex="bold"/>
    </style:style>
    <style:style style:name="P5" style:family="paragraph" style:parent-style-name="Text_20_body" style:list-style-name="L1">
      <style:paragraph-properties fo:margin-top="0in" fo:margin-bottom="0in" style:contextual-spacing="false" fo:padding="0.0193in" fo:border="0.06pt solid #d9d9e3"/>
    </style:style>
    <style:style style:name="P6" style:family="paragraph" style:parent-style-name="Text_20_body" style:list-style-name="L1">
      <style:paragraph-properties fo:padding="0.0193in" fo:border="0.06pt solid #d9d9e3"/>
    </style:style>
    <style:style style:name="T1" style:family="text">
      <style:text-properties loext:padding="0.0193in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sumen ciberseguridad: </text:p>
      <text:p text:style-name="P3"/>
      <text:p text:style-name="P2"><text:span text:style-name="Strong_20_Emphasis"><text:span text:style-name="T1">Modelo OSI y sus Capas:</text:span></text:span></text:p>
      <text:list text:style-name="L1">
        <text:list-item>
          <text:list>
            <text:list-item>
              <text:p text:style-name="P5">El modelo OSI consta de siete capas: Física, Enlace de Datos, Red, Transporte, Sesión, Presentación y Aplicación.</text:p>
            </text:list-item>
            <text:list-item>
              <text:p text:style-name="P5">Cada capa tiene una función específica y se comunica con las capas superiores e inferiores.</text:p>
            </text:list-item>
          </text:list>
        </text:list-item>
        <text:list-item>
          <text:p text:style-name="P6"><text:span text:style-name="Strong_20_Emphasis"><text:span text:style-name="T1">Funciones de las Capas:</text:span></text:span></text:p>
          <text:list>
            <text:list-item>
              <text:p text:style-name="P5">La Capa Física se encarga de la representación física de los datos.</text:p>
            </text:list-item>
            <text:list-item>
              <text:p text:style-name="P5">La Capa de Enlace de Datos controla la integridad y el flujo de datos.</text:p>
            </text:list-item>
            <text:list-item>
              <text:p text:style-name="P5">La Capa de Red gestiona el enrutamiento y la conexión entre redes.</text:p>
            </text:list-item>
            <text:list-item>
              <text:p text:style-name="P5">La Capa de Transporte proporciona control de flujo y confiabilidad en la comunicación.</text:p>
            </text:list-item>
            <text:list-item>
              <text:p text:style-name="P5">La Capa de Sesión facilita la comunicación entre aplicaciones.</text:p>
            </text:list-item>
            <text:list-item>
              <text:p text:style-name="P5">La Capa de Presentación adapta la sintaxis y semántica de los datos.</text:p>
            </text:list-item>
            <text:list-item>
              <text:p text:style-name="P5">La Capa de Aplicación interactúa directamente con las aplicaciones de usuario.</text:p>
            </text:list-item>
          </text:list>
        </text:list-item>
        <text:list-item>
          <text:p text:style-name="P6"><text:span text:style-name="Strong_20_Emphasis"><text:span text:style-name="T1">Principios del Modelo OSI:</text:span></text:span></text:p>
          <text:list>
            <text:list-item>
              <text:p text:style-name="P5">Los principios que guiaron el diseño del modelo OSI incluyen modularidad, estandarización y claridad en las capas.</text:p>
            </text:list-item>
          </text:list>
        </text:list-item>
        <text:list-item>
          <text:p text:style-name="P6"><text:span text:style-name="Strong_20_Emphasis"><text:span text:style-name="T1">Control de Flujo en la Capa de Transporte:</text:span></text:span></text:p>
          <text:list>
            <text:list-item>
              <text:p text:style-name="P5">El control de flujo en la capa de transporte regula el flujo de datos entre emisor y receptor para evitar la congestión y garantizar la integridad de los datos.</text:p>
            </text:list-item>
          </text:list>
        </text:list-item>
        <text:list-item>
          <text:p text:style-name="P6"><text:span text:style-name="Strong_20_Emphasis"><text:span text:style-name="T1">Capa de Presentación:</text:span></text:span></text:p>
          <text:list>
            <text:list-item>
              <text:p text:style-name="P5">La capa de Presentación facilita la interpretación de datos entre aplicaciones, asegurando la coherencia en la representación de datos.</text:p>
            </text:list-item>
          </text:list>
        </text:list-item>
        <text:list-item>
          <text:p text:style-name="P6"><text:span text:style-name="Strong_20_Emphasis"><text:span text:style-name="T1">Capa de Sesión:</text:span></text:span></text:p>
          <text:list>
            <text:list-item>
              <text:p text:style-name="P5">La capa de Sesión organiza y sincroniza el diálogo entre usuarios y establece el inicio y final de la sesión.</text:p>
            </text:list-item>
          </text:list>
        </text:list-item>
        <text:list-item>
          <text:p text:style-name="P6"><text:span text:style-name="Strong_20_Emphasis"><text:span text:style-name="T1">Modelo OSI y Comunicación:</text:span></text:span></text:p>
          <text:list>
            <text:list-item>
              <text:p text:style-name="P5">Las capas inferiores del modelo OSI se enfocan en la comunicación de nodo a nodo, mientras que las capas superiores manejan la comunicación de extremo a extremo.</text:p>
            </text:list-item>
          </text:list>
        </text:list-item>
        <text:list-item>
          <text:p text:style-name="P6"><text:span text:style-name="Strong_20_Emphasis"><text:span text:style-name="T1">Control de Flujo en la Capa de Transporte:</text:span></text:span></text:p>
          <text:list>
            <text:list-item>
              <text:p text:style-name="P5">El control de flujo en la capa de transporte no se utiliza para igualar velocidades de nodos, sino para regular el flujo de datos y evitar saturación.</text:p>
            </text:list-item>
          </text:list>
        </text:list-item>
        <text:list-item>
          <text:p text:style-name="P6"><text:span text:style-name="Strong_20_Emphasis"><text:span text:style-name="T1">Capa de Red:</text:span></text:span></text:p>
          <text:list>
            <text:list-item>
              <text:p text:style-name="P5"><text:soft-page-break/>La capa de Red se encarga del enrutamiento y la conexión entre redes, asegurando que los datos se entreguen correctamente.</text:p>
            </text:list-item>
          </text:list>
        </text:list-item>
        <text:list-item>
          <text:p text:style-name="P6"><text:span text:style-name="Strong_20_Emphasis"><text:span text:style-name="T1">Capa de Aplicación:</text:span></text:span></text:p>
          <text:list>
            <text:list-item>
              <text:p text:style-name="P6">La capa de Aplicación se comunica con las aplicaciones de usuario y es la capa más alta en el modelo OSI.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s" fo:country="AR" style:letter-kerning="true" style:font-name-asian="Arial Unicode MS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s" fo:country="AR" style:letter-kerning="true" style:font-name-asian="Arial Unicode MS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Arial Unicode MS" style:font-family-asian="'Arial Unicode MS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6:22:37.405776227</meta:creation-date>
    <dc:date>2023-10-10T19:51:37.159423971</dc:date>
    <meta:editing-duration>PT1M1S</meta:editing-duration>
    <meta:editing-cycles>2</meta:editing-cycles>
    <meta:generator>LibreOffice/7.4.6.2$Linux_X86_64 LibreOffice_project/5b1f5509c2decdade7fda905e3e1429a67acd63d</meta:generator>
    <meta:document-statistic meta:table-count="0" meta:image-count="0" meta:object-count="0" meta:page-count="2" meta:paragraph-count="28" meta:word-count="368" meta:character-count="2066" meta:non-whitespace-character-count="1751"/>
  </office:meta>
</office:document-meta>
</file>